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7069" officeooo:paragraph-rsid="00177069"/>
    </style:style>
    <style:style style:name="P2" style:family="paragraph" style:parent-style-name="Standard">
      <style:text-properties officeooo:rsid="0018dae9" officeooo:paragraph-rsid="0018dae9"/>
    </style:style>
    <style:style style:name="P3" style:family="paragraph" style:parent-style-name="Standard">
      <style:text-properties officeooo:rsid="0018dae9" officeooo:paragraph-rsid="00177069"/>
    </style:style>
    <style:style style:name="P4" style:family="paragraph" style:parent-style-name="Standard" style:list-style-name="L1">
      <style:text-properties officeooo:rsid="000d22c6" officeooo:paragraph-rsid="000d22c6"/>
    </style:style>
    <style:style style:name="P5" style:family="paragraph" style:parent-style-name="Standard" style:list-style-name="L1">
      <style:text-properties officeooo:rsid="000d22c6" officeooo:paragraph-rsid="00150915"/>
    </style:style>
    <style:style style:name="P6" style:family="paragraph" style:parent-style-name="Standard" style:list-style-name="L1">
      <style:text-properties officeooo:rsid="000d22c6" officeooo:paragraph-rsid="0020cf1f"/>
    </style:style>
    <style:style style:name="P7" style:family="paragraph" style:parent-style-name="Standard" style:list-style-name="L1">
      <style:text-properties officeooo:rsid="000d22c6" officeooo:paragraph-rsid="0021fea9"/>
    </style:style>
    <style:style style:name="P8" style:family="paragraph" style:parent-style-name="Standard" style:list-style-name="L3">
      <style:text-properties officeooo:rsid="000d22c6" officeooo:paragraph-rsid="0018dae9"/>
    </style:style>
    <style:style style:name="P9" style:family="paragraph" style:parent-style-name="Standard" style:list-style-name="L3">
      <style:text-properties officeooo:rsid="000d22c6" officeooo:paragraph-rsid="001e5577"/>
    </style:style>
    <style:style style:name="P10" style:family="paragraph" style:parent-style-name="Standard" style:list-style-name="L3">
      <style:text-properties officeooo:rsid="000d22c6" officeooo:paragraph-rsid="001e6b35"/>
    </style:style>
    <style:style style:name="P11" style:family="paragraph" style:parent-style-name="Standard" style:list-style-name="L1">
      <style:text-properties officeooo:rsid="000f15de" officeooo:paragraph-rsid="00150915"/>
    </style:style>
    <style:style style:name="P12" style:family="paragraph" style:parent-style-name="Standard" style:list-style-name="L6">
      <style:text-properties officeooo:rsid="000f15de" officeooo:paragraph-rsid="001e6b35"/>
    </style:style>
    <style:style style:name="P13" style:family="paragraph" style:parent-style-name="Standard" style:list-style-name="L1">
      <style:text-properties officeooo:rsid="00150915" officeooo:paragraph-rsid="00150915"/>
    </style:style>
    <style:style style:name="P14" style:family="paragraph" style:parent-style-name="Standard" style:list-style-name="L1">
      <style:text-properties officeooo:rsid="00150915" officeooo:paragraph-rsid="0021fea9"/>
    </style:style>
    <style:style style:name="P15" style:family="paragraph" style:parent-style-name="Standard" style:list-style-name="L3">
      <style:text-properties officeooo:rsid="00150915" officeooo:paragraph-rsid="0018dae9"/>
    </style:style>
    <style:style style:name="P16" style:family="paragraph" style:parent-style-name="Standard" style:list-style-name="L1">
      <style:text-properties officeooo:rsid="0010c923" officeooo:paragraph-rsid="0010c923"/>
    </style:style>
    <style:style style:name="P17" style:family="paragraph" style:parent-style-name="Standard" style:list-style-name="L2">
      <style:text-properties officeooo:rsid="0010c923" officeooo:paragraph-rsid="00150915"/>
    </style:style>
    <style:style style:name="P18" style:family="paragraph" style:parent-style-name="Standard" style:list-style-name="L3">
      <style:text-properties officeooo:rsid="0010c923" officeooo:paragraph-rsid="001aae47"/>
    </style:style>
    <style:style style:name="P19" style:family="paragraph" style:parent-style-name="Standard" style:list-style-name="L4">
      <style:text-properties officeooo:rsid="0010c923" officeooo:paragraph-rsid="001aae47"/>
    </style:style>
    <style:style style:name="P20" style:family="paragraph" style:parent-style-name="Standard" style:list-style-name="L2">
      <style:text-properties officeooo:rsid="00123a3e" officeooo:paragraph-rsid="00150915"/>
    </style:style>
    <style:style style:name="P21" style:family="paragraph" style:parent-style-name="Standard" style:list-style-name="L3">
      <style:text-properties officeooo:rsid="00123a3e" officeooo:paragraph-rsid="001aae47"/>
    </style:style>
    <style:style style:name="P22" style:family="paragraph" style:parent-style-name="Standard" style:list-style-name="L2">
      <style:text-properties officeooo:rsid="001367ff" officeooo:paragraph-rsid="00150915"/>
    </style:style>
    <style:style style:name="P23" style:family="paragraph" style:parent-style-name="Standard" style:list-style-name="L5">
      <style:text-properties officeooo:rsid="001367ff" officeooo:paragraph-rsid="001aae47"/>
    </style:style>
    <style:style style:name="P24" style:family="paragraph" style:parent-style-name="Standard" style:list-style-name="L6">
      <style:text-properties officeooo:rsid="001367ff" officeooo:paragraph-rsid="001e6b35"/>
    </style:style>
    <style:style style:name="P25" style:family="paragraph" style:parent-style-name="Standard" style:list-style-name="L1">
      <style:text-properties officeooo:rsid="00177069" officeooo:paragraph-rsid="00177069"/>
    </style:style>
    <style:style style:name="P26" style:family="paragraph" style:parent-style-name="Standard" style:list-style-name="L3">
      <style:text-properties officeooo:rsid="00177069" officeooo:paragraph-rsid="0018dae9"/>
    </style:style>
    <style:style style:name="P27" style:family="paragraph" style:parent-style-name="Standard" style:list-style-name="L3">
      <style:text-properties officeooo:rsid="0018dae9" officeooo:paragraph-rsid="001aae47"/>
    </style:style>
    <style:style style:name="P28" style:family="paragraph" style:parent-style-name="Standard" style:list-style-name="L3">
      <style:text-properties officeooo:rsid="0018dae9" officeooo:paragraph-rsid="0018dae9"/>
    </style:style>
    <style:style style:name="P29" style:family="paragraph" style:parent-style-name="Standard">
      <style:text-properties officeooo:rsid="0018dae9" officeooo:paragraph-rsid="00177069"/>
    </style:style>
    <style:style style:name="P30" style:family="paragraph" style:parent-style-name="Standard" style:list-style-name="L3">
      <style:text-properties officeooo:rsid="001aae47" officeooo:paragraph-rsid="001aae47"/>
    </style:style>
    <style:style style:name="P31" style:family="paragraph" style:parent-style-name="Standard" style:list-style-name="L7">
      <style:text-properties officeooo:rsid="001aae47" officeooo:paragraph-rsid="001aae47"/>
    </style:style>
    <style:style style:name="P32" style:family="paragraph" style:parent-style-name="Standard" style:list-style-name="L3">
      <style:text-properties officeooo:rsid="001e6b35" officeooo:paragraph-rsid="001e6b35"/>
    </style:style>
    <style:style style:name="P33" style:family="paragraph" style:parent-style-name="Standard" style:list-style-name="L3">
      <style:text-properties officeooo:rsid="00206a62" officeooo:paragraph-rsid="00206a62"/>
    </style:style>
    <style:style style:name="P34" style:family="paragraph" style:parent-style-name="Standard" style:list-style-name="L2">
      <style:text-properties officeooo:rsid="00208831" officeooo:paragraph-rsid="00208831"/>
    </style:style>
    <style:style style:name="P35" style:family="paragraph" style:parent-style-name="Standard" style:list-style-name="L2">
      <style:text-properties officeooo:rsid="0020cf1f" officeooo:paragraph-rsid="0020cf1f"/>
    </style:style>
    <style:style style:name="P36" style:family="paragraph" style:parent-style-name="Standard" style:list-style-name="L2">
      <style:text-properties officeooo:rsid="0021fea9" officeooo:paragraph-rsid="0021fea9"/>
    </style:style>
    <style:style style:name="T1" style:family="text">
      <style:text-properties officeooo:rsid="000f15de"/>
    </style:style>
    <style:style style:name="T2" style:family="text">
      <style:text-properties officeooo:rsid="001367ff"/>
    </style:style>
    <style:style style:name="T3" style:family="text">
      <style:text-properties officeooo:rsid="00150915"/>
    </style:style>
    <style:style style:name="T4" style:family="text">
      <style:text-properties officeooo:rsid="001cb482"/>
    </style:style>
    <style:style style:name="T5" style:family="text">
      <style:text-properties officeooo:rsid="001e6b35"/>
    </style:style>
    <style:style style:name="T6" style:family="text">
      <style:text-properties officeooo:rsid="00206a62"/>
    </style:style>
    <style:style style:name="T7" style:family="text">
      <style:text-properties officeooo:rsid="0020cf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07133974819219222" text:style-name="L1">
        <text:list-item>
          <text:p text:style-name="P4">Abstract<text:line-break/></text:p>
        </text:list-item>
        <text:list-item>
          <text:p text:style-name="P7">Introduction</text:p>
          <text:p text:style-name="P7"/>
        </text:list-item>
        <text:list-item>
          <text:p text:style-name="P14">Proposed <text:span text:style-name="T7">framework</text:span> </text:p>
          <text:list>
            <text:list-item>
              <text:p text:style-name="P7"><text:span text:style-name="T5">Sentiment Analysis modules: Gathering Data → Preprocessing → Analysis</text:span></text:p>
            </text:list-item>
            <text:list-item>
              <text:p text:style-name="P7"><text:span text:style-name="T5">Pairing bugs modules: Gathering Data → Pairing</text:span><text:line-break/></text:p>
            </text:list-item>
          </text:list>
        </text:list-item>
        <text:list-item>
          <text:p text:style-name="P4">Background</text:p>
          <text:list>
            <text:list-item>
              <text:p text:style-name="P4">Social media</text:p>
            </text:list-item>
            <text:list-item>
              <text:p text:style-name="P4">Sentiment analysis</text:p>
            </text:list-item>
            <text:list-item>
              <text:p text:style-name="P4"><text:span text:style-name="T1">Text interpretation (Topic modeling)</text:span><text:line-break/></text:p>
            </text:list-item>
          </text:list>
        </text:list-item>
        <text:list-item>
          <text:p text:style-name="P4">State of the art <text:span text:style-name="T1">(Related work)</text:span></text:p>
          <text:list>
            <text:list-item>
              <text:p text:style-name="P5">Sentiment analysis</text:p>
            </text:list-item>
            <text:list-item>
              <text:p text:style-name="P11">Text interpretation <text:span text:style-name="T2">(Topic modeling)<text:line-break/></text:span></text:p>
            </text:list-item>
          </text:list>
        </text:list-item>
        <text:list-item>
          <text:p text:style-name="P16">Methodology <text:span text:style-name="T3">&amp; Implementation</text:span></text:p>
        </text:list-item>
      </text:list>
      <text:list xml:id="list2055133952988391371" text:style-name="L2">
        <text:list-item>
          <text:list>
            <text:list-item>
              <text:p text:style-name="P20">Defining projects of interest</text:p>
              <text:list>
                <text:list-item>
                  <text:p text:style-name="P20">Web frameworks</text:p>
                </text:list-item>
                <text:list-item>
                  <text:p text:style-name="P20">Cryptocurrencies</text:p>
                  <text:p text:style-name="P36"/>
                </text:list-item>
              </text:list>
            </text:list-item>
            <text:list-item>
              <text:p text:style-name="P17">Getting data</text:p>
              <text:list>
                <text:list-item>
                  <text:p text:style-name="P17">Git</text:p>
                </text:list-item>
                <text:list-item>
                  <text:p text:style-name="P17">Twitter</text:p>
                </text:list-item>
                <text:list-item>
                  <text:p text:style-name="P17">Stack Overflow</text:p>
                </text:list-item>
                <text:list-item>
                  <text:p text:style-name="P17">Reddit</text:p>
                  <text:p text:style-name="P17"/>
                </text:list-item>
              </text:list>
            </text:list-item>
            <text:list-item>
              <text:p text:style-name="P20">Sentiment analysis</text:p>
              <text:list>
                <text:list-item>
                  <text:p text:style-name="P34">Training datasets</text:p>
                </text:list-item>
                <text:list-item>
                  <text:p text:style-name="P34">Modules</text:p>
                  <text:list>
                    <text:list-item>
                      <text:p text:style-name="P22">Textblob</text:p>
                    </text:list-item>
                    <text:list-item>
                      <text:p text:style-name="P22">NLT</text:p>
                    </text:list-item>
                    <text:list-item>
                      <text:p text:style-name="P22">NLTK's Sci-kit learn toolkit</text:p>
                    </text:list-item>
                  </text:list>
                </text:list-item>
                <text:list-item>
                  <text:p text:style-name="P35">Confusion matrices</text:p>
                  <text:p text:style-name="P35"/>
                </text:list-item>
              </text:list>
            </text:list-item>
            <text:list-item>
              <text:p text:style-name="P22">Pairing items</text:p>
              <text:list>
                <text:list-item>
                  <text:p text:style-name="P22">NLTK</text:p>
                </text:list-item>
                <text:list-item>
                  <text:p text:style-name="P22">Gensim</text:p>
                </text:list-item>
                <text:list-item>
                  <text:p text:style-name="P22">Common nouns</text:p>
                  <text:p text:style-name="P22"/>
                </text:list-item>
              </text:list>
            </text:list-item>
          </text:list>
        </text:list-item>
      </text:list>
      <text:list xml:id="list124421366537921" text:continue-list="list7607133974819219222" text:style-name="L1">
        <text:list-item>
          <text:p text:style-name="P13">Results</text:p>
        </text:list-item>
        <text:list-item>
          <text:p text:style-name="P13">Conclusion</text:p>
        </text:list-item>
        <text:list-item>
          <text:p text:style-name="P25">Future work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<text:soft-page-break/></text:p>
      <text:list xml:id="list3063353818040209355" text:style-name="L3">
        <text:list-item>
          <text:p text:style-name="P8">Abstract<text:line-break/></text:p>
        </text:list-item>
        <text:list-item>
          <text:p text:style-name="P8">Introduction<text:line-break/></text:p>
        </text:list-item>
        <text:list-item>
          <text:p text:style-name="P9"><text:span text:style-name="T3">Proposed framework</text:span></text:p>
          <text:list>
            <text:list-item>
              <text:p text:style-name="P10"><text:span text:style-name="T5">Sentiment Analysis modules: Gathering Data → Preprocessing → Analysis</text:span></text:p>
            </text:list-item>
            <text:list-item>
              <text:p text:style-name="P10"><text:span text:style-name="T5">Pairing bugs modules: Gathering Data → Pairing</text:span><text:line-break/></text:p>
            </text:list-item>
          </text:list>
        </text:list-item>
        <text:list-item>
          <text:p text:style-name="P27">Social media<text:line-break/></text:p>
        </text:list-item>
        <text:list-item>
          <text:p text:style-name="P30">OSS projects</text:p>
          <text:list>
            <text:list-item>
              <text:p text:style-name="P30">Web frameworks</text:p>
            </text:list-item>
            <text:list-item>
              <text:p text:style-name="P30">Cryptocurrencies<text:line-break/></text:p>
            </text:list-item>
          </text:list>
        </text:list-item>
        <text:list-item>
          <text:p text:style-name="P28">Sentiment analysis</text:p>
          <text:list>
            <text:list-item>
              <text:p text:style-name="P28">State of the art</text:p>
            </text:list-item>
            <text:list-item>
              <text:p text:style-name="P33">Datasets</text:p>
            </text:list-item>
            <text:list-item>
              <text:p text:style-name="P30">Implementation</text:p>
              <text:list>
                <text:list-item>
                  <text:p text:style-name="P18">Getting data</text:p>
                </text:list-item>
              </text:list>
            </text:list-item>
          </text:list>
        </text:list-item>
      </text:list>
      <text:list xml:id="list2882021010504396000" text:style-name="L4">
        <text:list-item>
          <text:list>
            <text:list-item>
              <text:list>
                <text:list-item>
                  <text:p text:style-name="P19">Git</text:p>
                </text:list-item>
                <text:list-item>
                  <text:p text:style-name="P19">Twitter</text:p>
                </text:list-item>
                <text:list-item>
                  <text:p text:style-name="P19">Stack Overflow</text:p>
                </text:list-item>
                <text:list-item>
                  <text:p text:style-name="P19">Reddit</text:p>
                </text:list-item>
              </text:list>
            </text:list-item>
          </text:list>
        </text:list-item>
      </text:list>
      <text:list xml:id="list124421560877695" text:continue-list="list3063353818040209355" text:style-name="L3">
        <text:list-item>
          <text:list>
            <text:list-item>
              <text:list>
                <text:list-item>
                  <text:p text:style-name="P21">Sentiment analysis</text:p>
                  <text:list>
                    <text:list-item>
                      <text:p text:style-name="P32">Preprocessing</text:p>
                    </text:list-item>
                    <text:list-item>
                      <text:p text:style-name="P32">Training</text:p>
                    </text:list-item>
                    <text:list-item>
                      <text:p text:style-name="P32">Libraries</text:p>
                    </text:list-item>
                  </text:list>
                </text:list-item>
              </text:list>
            </text:list-item>
          </text:list>
        </text:list-item>
      </text:list>
      <text:list xml:id="list5937150069918370279" text:style-name="L6">
        <text:list-item>
          <text:list>
            <text:list-item>
              <text:list>
                <text:list-item>
                  <text:p text:style-name="P24">Textblob</text:p>
                </text:list-item>
                <text:list-item>
                  <text:p text:style-name="P24">NLT</text:p>
                </text:list-item>
                <text:list-item>
                  <text:p text:style-name="P12"><text:span text:style-name="T2">NLTK's Sci-kit learn toolkit</text:span></text:p>
                </text:list-item>
              </text:list>
            </text:list-item>
          </text:list>
        </text:list-item>
      </text:list>
      <text:list xml:id="list124420372413458" text:continue-list="list124421560877695" text:style-name="L3">
        <text:list-item>
          <text:list>
            <text:list-item>
              <text:list>
                <text:list-item>
                  <text:list>
                    <text:list-item>
                      <text:p text:style-name="P32">Confusion matrice<text:span text:style-name="T6">s / Performance<text:line-break/><text:line-break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Pairing <text:span text:style-name="T6">bugs</text:span></text:p>
          <text:list>
            <text:list-item>
              <text:p text:style-name="P33">Approaches</text:p>
            </text:list-item>
          </text:list>
        </text:list-item>
      </text:list>
      <text:list xml:id="list8062745586047857138" text:style-name="L7">
        <text:list-item>
          <text:list>
            <text:list-item>
              <text:p text:style-name="P31">NLTK</text:p>
            </text:list-item>
            <text:list-item>
              <text:p text:style-name="P31">Gensim</text:p>
            </text:list-item>
            <text:list-item>
              <text:p text:style-name="P31">Common nouns<text:line-break/></text:p>
            </text:list-item>
          </text:list>
        </text:list-item>
      </text:list>
      <text:list xml:id="list124420381975864" text:continue-list="list124420372413458" text:style-name="L3">
        <text:list-item>
          <text:p text:style-name="P15">Results</text:p>
        </text:list-item>
        <text:list-item>
          <text:p text:style-name="P15">Conclusion</text:p>
        </text:list-item>
        <text:list-item>
          <text:p text:style-name="P26">Future work</text:p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9:33:38.759478016</meta:creation-date>
    <meta:editing-duration>PT54M53S</meta:editing-duration>
    <meta:editing-cycles>11</meta:editing-cycles>
    <meta:generator>LibreOffice/4.2.8.2$Linux_X86_64 LibreOffice_project/420m0$Build-2</meta:generator>
    <dc:date>2018-04-21T12:44:20.087074694</dc:date>
    <meta:document-statistic meta:table-count="0" meta:image-count="0" meta:object-count="0" meta:page-count="2" meta:paragraph-count="73" meta:word-count="222" meta:character-count="1228" meta:non-whitespace-character-count="1135"/>
  </office:meta>
</office:document-meta>
</file>